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993cm"/>
    </style:style>
    <style:style style:name="Table1.B" style:family="table-column">
      <style:table-column-properties style:column-width="9.116cm"/>
    </style:style>
    <style:style style:name="Table1.C" style:family="table-column">
      <style:table-column-properties style:column-width="4.89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993cm"/>
    </style:style>
    <style:style style:name="Table2.B" style:family="table-column">
      <style:table-column-properties style:column-width="9.116cm"/>
    </style:style>
    <style:style style:name="Table2.C" style:family="table-column">
      <style:table-column-properties style:column-width="4.891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paragraph-rsid="0013e32c" style:font-size-asian="15.75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task <text:tab/>Notes <text:tab/>Git commands</text:p>
      <text:p text:style-name="P1">Tell Git who you are <text:tab/>Configure the author name and email address to be used with your commits.Note that Git strips some characters (for example trailing periods) from user.name. <text:tab/>git config --global user.name "Sam Smith"</text:p>
      <text:p text:style-name="P1">git config --global user.email sam@example.com</text:p>
      <text:p text:style-name="P1">Create a new local repository <text:tab/> <text:s/><text:tab/>git init</text:p>
      <text:p text:style-name="P1">Check out a repository <text:tab/>Create a working copy of a local repository: <text:tab/>git clone /path/to/repository</text:p>
      <text:p text:style-name="P1"><text:s text:c="2"/><text:tab/>For a remote server, use: <text:tab/>git clone username@host:/path/to/repository</text:p>
      <text:p text:style-name="P1">Add files <text:tab/>Add one or more files to staging (index): <text:tab/>git add &lt;filename&gt;git add *</text:p>
      <text:p text:style-name="P1">Commit <text:tab/>Commit changes to head (but not yet to the remote repository): <text:tab/>git commit -m "Commit message"</text:p>
      <text:p text:style-name="P1"><text:s text:c="2"/><text:tab/>Commit any files you've added with git add, and also commit any files you've changed since then: <text:tab/>git commit -a</text:p>
      <text:p text:style-name="P1">Push <text:tab/>Send changes to the master branch of your remote repository: <text:tab/>git push origin master</text:p>
      <text:p text:style-name="P1">Status <text:tab/>List the files you've changed and those you still need to add or commit: <text:tab/>git status</text:p>
      <text:p text:style-name="P1">Connect to a remote repository <text:tab/>If you haven't <text:span text:style-name="Citation">connected</text:span> your local repository to a remote server, add the server to be able to push to it: <text:tab/>git remote add origin &lt;server&gt;</text:p>
      <text:p text:style-name="P1"><text:s text:c="2"/><text:tab/>List all currently configured remote repositories: <text:tab/>git remote -v</text:p>
      <text:p text:style-name="P2">Branches <text:tab/>Create a new branch and switch to it: <text:tab/>gi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>
            <table:table-cell table:style-name="Table2.A1" office:value-type="string">
              <text:p text:style-name="Table_20_Heading">Git task</text:p>
            </table:table-cell>
            <table:table-cell table:style-name="Table2.A1" office:value-type="string">
              <text:p text:style-name="Table_20_Heading">Notes</text:p>
            </table:table-cell>
            <table:table-cell table:style-name="Table2.A1" office:value-type="string">
              <text:p text:style-name="Table_20_Heading">Git commands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atlassian.com/git/tutorials/setting-up-a-repository/git-config" text:style-name="Internet_20_link" text:visited-style-name="Visited_20_Internet_20_Link">Tell Git who you are</text:a></text:p>
            </table:table-cell>
            <table:table-cell table:style-name="Table2.A1" office:value-type="string">
              <text:p text:style-name="Table_20_Contents">Configure the author name and email address to be used with your commits.Note that Git strips some characters (for example trailing periods) from user.name.</text:p>
            </table:table-cell>
            <table:table-cell table:style-name="Table2.A1" office:value-type="string">
              <text:p text:style-name="Table_20_Contents">git config --global user.name "Sam Smith"<text:line-break/>git config --global user.email sam@example.com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atlassian.com/git/tutorials/setting-up-a-repository/git-init" text:style-name="Internet_20_link" text:visited-style-name="Visited_20_Internet_20_Link">Create a new local repository</text:a></text:p>
            </table:table-cell>
            <table:table-cell table:style-name="Table2.A1" office:value-type="string">
              <text:p text:style-name="Table_20_Contents"> </text:p>
            </table:table-cell>
            <table:table-cell table:style-name="Table2.A1" office:value-type="string">
              <text:p text:style-name="Table_20_Contents">git init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atlassian.com/git/tutorials/setting-up-a-repository/git-clone" text:style-name="Internet_20_link" text:visited-style-name="Visited_20_Internet_20_Link">Check out a repository</text:a></text:p>
            </table:table-cell>
            <table:table-cell table:style-name="Table2.A1" office:value-type="string">
              <text:p text:style-name="Table_20_Contents">Create a working copy of a local repository:</text:p>
            </table:table-cell>
            <table:table-cell table:style-name="Table2.A1" office:value-type="string">
              <text:p text:style-name="Table_20_Contents">git clone /path/to/repository</text:p>
            </table:table-cell>
          </table:table-row>
          <table:table-row>
            <table:table-cell table:style-name="Table2.A1" office:value-type="string">
              <text:p text:style-name="Table_20_Contents"> </text:p>
            </table:table-cell>
            <table:table-cell table:style-name="Table2.A1" office:value-type="string">
              <text:p text:style-name="Table_20_Contents">For a remote server, use:</text:p>
            </table:table-cell>
            <table:table-cell table:style-name="Table2.A1" office:value-type="string">
              <text:p text:style-name="Table_20_Contents">git clone username@host:/path/to/repository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atlassian.com/git/tutorials/saving-changes/git-add" text:style-name="Internet_20_link" text:visited-style-name="Visited_20_Internet_20_Link">Add files</text:a></text:p>
            </table:table-cell>
            <table:table-cell table:style-name="Table2.A1" office:value-type="string">
              <text:p text:style-name="Table_20_Contents">Add one or more files to staging (index):</text:p>
            </table:table-cell>
            <table:table-cell table:style-name="Table2.A1" office:value-type="string">
              <text:p text:style-name="Table_20_Contents">git add &lt;filename&gt;git add *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atlassian.com/git/tutorials/saving-changes/git-commit" text:style-name="Internet_20_link" text:visited-style-name="Visited_20_Internet_20_Link">Commit</text:a></text:p>
            </table:table-cell>
            <table:table-cell table:style-name="Table2.A1" office:value-type="string">
              <text:p text:style-name="Table_20_Contents">Commit changes to head (but not yet to the remote repository):</text:p>
            </table:table-cell>
            <table:table-cell table:style-name="Table2.A1" office:value-type="string">
              <text:p text:style-name="Table_20_Contents">git commit -m "Commit message"</text:p>
            </table:table-cell>
          </table:table-row>
          <table:table-row>
            <table:table-cell table:style-name="Table2.A1" office:value-type="string">
              <text:p text:style-name="Table_20_Contents"> </text:p>
            </table:table-cell>
            <table:table-cell table:style-name="Table2.A1" office:value-type="string">
              <text:p text:style-name="Table_20_Contents">Commit any files you've added with git add, and also commit any files you've changed since then:</text:p>
            </table:table-cell>
            <table:table-cell table:style-name="Table2.A1" office:value-type="string">
              <text:p text:style-name="Table_20_Contents">git commit -a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atlassian.com/git/tutorials/syncing/git-push" text:style-name="Internet_20_link" text:visited-style-name="Visited_20_Internet_20_Link">Push</text:a></text:p>
            </table:table-cell>
            <table:table-cell table:style-name="Table2.A1" office:value-type="string">
              <text:p text:style-name="Table_20_Contents">Send changes to the master branch of your remote repository:</text:p>
            </table:table-cell>
            <table:table-cell table:style-name="Table2.A1" office:value-type="string">
              <text:p text:style-name="Table_20_Contents">git push origin master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atlassian.com/git/tutorials/inspecting-a-repository/git-status" text:style-name="Internet_20_link" text:visited-style-name="Visited_20_Internet_20_Link">Status</text:a></text:p>
            </table:table-cell>
            <table:table-cell table:style-name="Table2.A1" office:value-type="string">
              <text:p text:style-name="Table_20_Contents">List the files you've changed and those you still need to add or commit:</text:p>
            </table:table-cell>
            <table:table-cell table:style-name="Table2.A1" office:value-type="string">
              <text:p text:style-name="Table_20_Contents">git status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atlassian.com/git/tutorials/syncing/git-remote" text:style-name="Internet_20_link" text:visited-style-name="Visited_20_Internet_20_Link">Connect to a remote repository</text:a></text:p>
            </table:table-cell>
            <table:table-cell table:style-name="Table2.A1" office:value-type="string">
              <text:p text:style-name="Table_20_Contents">If you haven't connected your local repository to a remote server, add the server to be able to push to it:</text:p>
            </table:table-cell>
            <table:table-cell table:style-name="Table2.A1" office:value-type="string">
              <text:p text:style-name="Table_20_Contents">git remote add origin &lt;server&gt;</text:p>
            </table:table-cell>
          </table:table-row>
          <table:table-row>
            <table:table-cell table:style-name="Table2.A1" office:value-type="string">
              <text:p text:style-name="Table_20_Contents"> </text:p>
            </table:table-cell>
            <table:table-cell table:style-name="Table2.A1" office:value-type="string">
              <text:p text:style-name="Table_20_Contents">List all currently configured remote repositories:</text:p>
            </table:table-cell>
            <table:table-cell table:style-name="Table2.A1" office:value-type="string">
              <text:p text:style-name="Table_20_Contents">git remote -v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atlassian.com/git/tutorials/using-branches" text:style-name="Internet_20_link" text:visited-style-name="Visited_20_Internet_20_Link">Branches</text:a></text:p>
            </table:table-cell>
            <table:table-cell table:style-name="Table2.A1" office:value-type="string">
              <text:p text:style-name="Table_20_Contents">Create a new branch and switch to it:</text:p>
            </table:table-cell>
            <table:table-cell table:style-name="Table2.A1" office:value-type="string">
              <text:p text:style-name="Table_20_Contents">git checkout -b &lt;branchname&gt;</text:p>
            </table:table-cell>
          </table:table-row>
          <table:table-row>
            <table:table-cell table:style-name="Table2.A1" office:value-type="string">
              <text:p text:style-name="Table_20_Contents"> </text:p>
            </table:table-cell>
            <table:table-cell table:style-name="Table2.A1" office:value-type="string">
              <text:p text:style-name="Table_20_Contents">Switch from one branch to another:</text:p>
            </table:table-cell>
            <table:table-cell table:style-name="Table2.A1" office:value-type="string">
              <text:p text:style-name="Table_20_Contents">git checkout &lt;branchname&gt;</text:p>
            </table:table-cell>
          </table:table-row>
          <table:table-row>
            <table:table-cell table:style-name="Table2.A1" office:value-type="string">
              <text:p text:style-name="Table_20_Contents"> </text:p>
            </table:table-cell>
            <table:table-cell table:style-name="Table2.A1" office:value-type="string">
              <text:p text:style-name="Table_20_Contents">List all the branches in your repo, and also tell you what branch you're currently in:</text:p>
            </table:table-cell>
            <table:table-cell table:style-name="Table2.A1" office:value-type="string">
              <text:p text:style-name="Table_20_Contents">git branch</text:p>
            </table:table-cell>
          </table:table-row>
          <table:table-row>
            <table:table-cell table:style-name="Table2.A1" office:value-type="string">
              <text:p text:style-name="Table_20_Contents"> </text:p>
            </table:table-cell>
            <table:table-cell table:style-name="Table2.A1" office:value-type="string">
              <text:p text:style-name="Table_20_Contents">Delete the feature branch:</text:p>
            </table:table-cell>
            <table:table-cell table:style-name="Table2.A1" office:value-type="string">
              <text:p text:style-name="Table_20_Contents">git branch -d &lt;branchname&gt;</text:p>
            </table:table-cell>
          </table:table-row>
          <table:table-row>
            <table:table-cell table:style-name="Table2.A1" office:value-type="string">
              <text:p text:style-name="Table_20_Contents"> </text:p>
            </table:table-cell>
            <table:table-cell table:style-name="Table2.A1" office:value-type="string">
              <text:p text:style-name="Table_20_Contents">Push the branch to your remote repository, so others can use it:</text:p>
            </table:table-cell>
            <table:table-cell table:style-name="Table2.A1" office:value-type="string">
              <text:p text:style-name="Table_20_Contents">git push origin &lt;branchname&gt;</text:p>
            </table:table-cell>
          </table:table-row>
          <table:table-row>
            <table:table-cell table:style-name="Table2.A1" office:value-type="string">
              <text:p text:style-name="Table_20_Contents"> </text:p>
            </table:table-cell>
            <table:table-cell table:style-name="Table2.A1" office:value-type="string">
              <text:p text:style-name="Table_20_Contents">Push all branches to your remote repository:</text:p>
            </table:table-cell>
            <table:table-cell table:style-name="Table2.A1" office:value-type="string">
              <text:p text:style-name="Table_20_Contents">git push --all origin</text:p>
            </table:table-cell>
          </table:table-row>
          <table:table-row>
            <table:table-cell table:style-name="Table2.A1" office:value-type="string">
              <text:p text:style-name="Table_20_Contents"> </text:p>
            </table:table-cell>
            <table:table-cell table:style-name="Table2.A1" office:value-type="string">
              <text:p text:style-name="Table_20_Contents">Delete a branch on your remote repository:</text:p>
            </table:table-cell>
            <table:table-cell table:style-name="Table2.A1" office:value-type="string">
              <text:p text:style-name="Table_20_Contents">git push origin :&lt;branchname&gt;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atlassian.com/git/tutorials/syncing/git-pull" text:style-name="Internet_20_link" text:visited-style-name="Visited_20_Internet_20_Link">Update from the remote repository</text:a></text:p>
            </table:table-cell>
            <table:table-cell table:style-name="Table2.A1" office:value-type="string">
              <text:p text:style-name="Table_20_Contents">Fetch and merge changes on the remote server to your working directory:</text:p>
            </table:table-cell>
            <table:table-cell table:style-name="Table2.A1" office:value-type="string">
              <text:p text:style-name="Table_20_Contents">git pull</text:p>
            </table:table-cell>
          </table:table-row>
          <table:table-row>
            <table:table-cell table:style-name="Table2.A1" office:value-type="string">
              <text:p text:style-name="Table_20_Contents"> </text:p>
            </table:table-cell>
            <table:table-cell table:style-name="Table2.A1" office:value-type="string">
              <text:p text:style-name="Table_20_Contents">To merge a different branch into your active branch:</text:p>
            </table:table-cell>
            <table:table-cell table:style-name="Table2.A1" office:value-type="string">
              <text:p text:style-name="Table_20_Contents">git merge &lt;branchname&gt;</text:p>
            </table:table-cell>
          </table:table-row>
          <table:table-row>
            <table:table-cell table:style-name="Table2.A1" office:value-type="string">
              <text:p text:style-name="Table_20_Contents"> </text:p>
            </table:table-cell>
            <table:table-cell table:style-name="Table2.A1" office:value-type="string">
              <text:p text:style-name="Table_20_Contents">View all the merge conflicts:View the conflicts against the base file:Preview changes, before merging:</text:p>
            </table:table-cell>
            <table:table-cell table:style-name="Table2.A1" office:value-type="string">
              <text:p text:style-name="Table_20_Contents">git diff<text:line-break/>git diff --base &lt;filename&gt;<text:line-break/>git diff &lt;sourcebranch&gt; &lt;targetbranch&gt;</text:p>
            </table:table-cell>
          </table:table-row>
          <table:table-row>
            <table:table-cell table:style-name="Table2.A1" office:value-type="string">
              <text:p text:style-name="Table_20_Contents"> </text:p>
            </table:table-cell>
            <table:table-cell table:style-name="Table2.A1" office:value-type="string">
              <text:p text:style-name="Table_20_Contents">After you have manually resolved any conflicts, you mark the changed file:</text:p>
            </table:table-cell>
            <table:table-cell table:style-name="Table2.A1" office:value-type="string">
              <text:p text:style-name="Table_20_Contents">git add &lt;filename&gt;</text:p>
            </table:table-cell>
          </table:table-row>
          <table:table-row>
            <table:table-cell table:style-name="Table2.A1" office:value-type="string">
              <text:p text:style-name="Table_20_Contents">Tags</text:p>
            </table:table-cell>
            <table:table-cell table:style-name="Table2.A1" office:value-type="string">
              <text:p text:style-name="Table_20_Contents">You can use tagging to mark a significant changeset, such as a release:</text:p>
            </table:table-cell>
            <table:table-cell table:style-name="Table2.A1" office:value-type="string">
              <text:p text:style-name="Table_20_Contents">git tag 1.0.0 &lt;commitID&gt;</text:p>
            </table:table-cell>
          </table:table-row>
          <table:table-row>
            <table:table-cell table:style-name="Table2.A1" office:value-type="string">
              <text:p text:style-name="Table_20_Contents"> </text:p>
            </table:table-cell>
            <table:table-cell table:style-name="Table2.A1" office:value-type="string">
              <text:p text:style-name="Table_20_Contents">CommitId is the leading characters of the changeset ID, up to 10, but must be unique. Get the ID using:</text:p>
            </table:table-cell>
            <table:table-cell table:style-name="Table2.A1" office:value-type="string">
              <text:p text:style-name="Table_20_Contents">git log</text:p>
            </table:table-cell>
          </table:table-row>
          <table:table-row>
            <table:table-cell table:style-name="Table2.A1" office:value-type="string">
              <text:p text:style-name="Table_20_Contents"> </text:p>
            </table:table-cell>
            <table:table-cell table:style-name="Table2.A1" office:value-type="string">
              <text:p text:style-name="Table_20_Contents">Push all tags to remote repository:</text:p>
            </table:table-cell>
            <table:table-cell table:style-name="Table2.A1" office:value-type="string">
              <text:p text:style-name="Table_20_Contents">git push --tags origin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atlassian.com/git/tutorials/undoing-changes" text:style-name="Internet_20_link" text:visited-style-name="Visited_20_Internet_20_Link">Undo local changes</text:a></text:p>
            </table:table-cell>
            <table:table-cell table:style-name="Table2.A1" office:value-type="string">
              <text:p text:style-name="Table_20_Contents">If you mess up, you can replace the changes in your working tree with the last content in head:Changes already added to the index, as well as new files, will be kept.</text:p>
            </table:table-cell>
            <table:table-cell table:style-name="Table2.A1" office:value-type="string">
              <text:p text:style-name="Table_20_Contents">git checkout -- &lt;filename&gt;</text:p>
            </table:table-cell>
          </table:table-row>
          <table:table-row>
            <table:table-cell table:style-name="Table2.A1" office:value-type="string">
              <text:p text:style-name="Table_20_Contents"> </text:p>
            </table:table-cell>
            <table:table-cell table:style-name="Table2.A1" office:value-type="string">
              <text:p text:style-name="Table_20_Contents">Instead, to drop all your local changes and commits, fetch the latest history from the server and point your local master branch at it, do this:</text:p>
            </table:table-cell>
            <table:table-cell table:style-name="Table2.A1" office:value-type="string">
              <text:p text:style-name="Table_20_Contents">git fetch origin<text:line-break/>git reset --hard origin/master</text:p>
            </table:table-cell>
          </table:table-row>
          <table:table-row>
            <table:table-cell table:style-name="Table2.A1" office:value-type="string">
              <text:p text:style-name="Table_20_Contents">Search</text:p>
            </table:table-cell>
            <table:table-cell table:style-name="Table2.A1" office:value-type="string">
              <text:p text:style-name="Table_20_Contents">Search the working directory for foo():</text:p>
            </table:table-cell>
            <table:table-cell table:style-name="Table2.A1" office:value-type="string">
              <text:p text:style-name="Table_20_Contents">git grep "foo()"</text:p>
            </table:table-cell>
          </table:table-row>
        </table:table-header-rows>
      </table:table>
      <text:p text:style-name="P2"><text:soft-page-break/>t checkout -b &lt;branchname&gt;</text:p>
      <text:p text:style-name="P1"><text:s text:c="2"/><text:tab/>Switch from one branch to another: <text:tab/>git checkout &lt;branchname&gt;</text:p>
      <text:p text:style-name="P1"><text:s text:c="2"/><text:tab/>List all the branches in your repo, and also tell you what branch you're currently in: <text:tab/>git branch</text:p>
      <text:p text:style-name="P1"><text:s text:c="2"/><text:tab/>Delete the feature branch: <text:tab/>git branch -d &lt;branchname&gt;</text:p>
      <text:p text:style-name="P1"><text:s text:c="2"/><text:tab/>Push the branch to your remote repository, so others can use it: <text:tab/>git push origin &lt;branchname&gt;</text:p>
      <text:p text:style-name="P1"><text:s text:c="2"/><text:tab/>Push all branches to your remote repository: <text:tab/>git push --all origin</text:p>
      <text:p text:style-name="P1"><text:s text:c="2"/><text:tab/>Delete a branch on your remote repository: <text:tab/>git push origin :&lt;branchname&gt;</text:p>
      <text:p text:style-name="P1">Update from the remote repository <text:tab/>Fetch and merge changes on the remote server to your working directory: <text:tab/>git pull</text:p>
      <text:p text:style-name="P1"><text:s text:c="2"/><text:tab/>To merge a different branch into your active branch: <text:tab/>git merge &lt;branchname&gt;</text:p>
      <text:p text:style-name="P1"><text:s text:c="2"/><text:tab/>View all the merge conflicts:View the conflicts against the base file:Preview changes, before merging: <text:tab/>git diff</text:p>
      <text:p text:style-name="P1">git diff --base &lt;filename&gt;</text:p>
      <text:p text:style-name="P1">git diff &lt;sourcebranch&gt; &lt;targetbranch&gt;</text:p>
      <text:p text:style-name="P1"><text:s text:c="2"/><text:tab/>After you have manually resolved any conflicts, you mark the changed file: <text:tab/>git add &lt;filename&gt;</text:p>
      <text:p text:style-name="P1">Tags <text:tab/>You can use tagging to mark a significant changeset, such as a release: <text:tab/>git tag 1.0.0 &lt;commitID&gt;</text:p>
      <text:p text:style-name="P1"><text:s text:c="2"/><text:tab/>CommitId is the leading characters of the changeset ID, up to 10, but must be unique. Get the ID using: <text:tab/>git log</text:p>
      <text:p text:style-name="P1"><text:s text:c="2"/><text:tab/>Push all tags to remote repository: <text:tab/>git push --tags origin</text:p>
      <text:p text:style-name="P1">Undo local changes <text:tab/>If you mess up, you can replace the changes in your working tree with the last content in head:Changes already added to the index, as well as new files, will be kept. <text:tab/>git checkout -- &lt;filename&gt;</text:p>
      <text:p text:style-name="P1"><text:s text:c="2"/><text:tab/>Instead, to drop all your local changes and commits, fetch the latest history from the server and point your local master branch at it, do this: <text:tab/>git fetch origin</text:p>
      <text:p text:style-name="P1">git reset --hard origin/master</text:p>
      <text:p text:style-name="P1"><text:soft-page-break/>Search <text:tab/>Search the working directory for foo(): <text:tab/>git grep "foo()"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Git task</text:p>
            </table:table-cell>
            <table:table-cell table:style-name="Table1.A1" office:value-type="string">
              <text:p text:style-name="Table_20_Heading">Notes</text:p>
            </table:table-cell>
            <table:table-cell table:style-name="Table1.A1" office:value-type="string">
              <text:p text:style-name="Table_20_Heading">Git command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a xlink:type="simple" xlink:href="https://www.atlassian.com/git/tutorials/setting-up-a-repository/git-config" text:style-name="Internet_20_link" text:visited-style-name="Visited_20_Internet_20_Link">Tell Git who you are</text:a></text:p>
          </table:table-cell>
          <table:table-cell table:style-name="Table1.A1" office:value-type="string">
            <text:p text:style-name="Table_20_Contents">Configure the author name and email address to be used with your commits.Note that Git strips some characters (for example trailing periods) from user.name.</text:p>
          </table:table-cell>
          <table:table-cell table:style-name="Table1.A1" office:value-type="string">
            <text:p text:style-name="Table_20_Contents">git config --global user.name "Sam Smith"<text:line-break/>git config --global user.email sam@example.com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atlassian.com/git/tutorials/setting-up-a-repository/git-init" text:style-name="Internet_20_link" text:visited-style-name="Visited_20_Internet_20_Link">Create a new local repository</text:a>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git ini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atlassian.com/git/tutorials/setting-up-a-repository/git-clone" text:style-name="Internet_20_link" text:visited-style-name="Visited_20_Internet_20_Link">Check out a repository</text:a></text:p>
          </table:table-cell>
          <table:table-cell table:style-name="Table1.A1" office:value-type="string">
            <text:p text:style-name="Table_20_Contents">Create a working copy of a local repository:</text:p>
          </table:table-cell>
          <table:table-cell table:style-name="Table1.A1" office:value-type="string">
            <text:p text:style-name="Table_20_Contents">git clone /path/to/repository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For a remote server, use:</text:p>
          </table:table-cell>
          <table:table-cell table:style-name="Table1.A1" office:value-type="string">
            <text:p text:style-name="Table_20_Contents">git clone username@host:/path/to/repository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atlassian.com/git/tutorials/saving-changes/git-add" text:style-name="Internet_20_link" text:visited-style-name="Visited_20_Internet_20_Link">Add files</text:a></text:p>
          </table:table-cell>
          <table:table-cell table:style-name="Table1.A1" office:value-type="string">
            <text:p text:style-name="Table_20_Contents">Add one or more files to staging (index):</text:p>
          </table:table-cell>
          <table:table-cell table:style-name="Table1.A1" office:value-type="string">
            <text:p text:style-name="Table_20_Contents">git add &lt;filename&gt;git add *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atlassian.com/git/tutorials/saving-changes/git-commit" text:style-name="Internet_20_link" text:visited-style-name="Visited_20_Internet_20_Link">Commit</text:a></text:p>
          </table:table-cell>
          <table:table-cell table:style-name="Table1.A1" office:value-type="string">
            <text:p text:style-name="Table_20_Contents">Commit changes to head (but not yet to the remote repository):</text:p>
          </table:table-cell>
          <table:table-cell table:style-name="Table1.A1" office:value-type="string">
            <text:p text:style-name="Table_20_Contents">git commit -m "Commit message"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Commit any files you've added with git add, and also commit any files you've changed since then:</text:p>
          </table:table-cell>
          <table:table-cell table:style-name="Table1.A1" office:value-type="string">
            <text:p text:style-name="Table_20_Contents">git commit -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atlassian.com/git/tutorials/syncing/git-push" text:style-name="Internet_20_link" text:visited-style-name="Visited_20_Internet_20_Link">Push</text:a></text:p>
          </table:table-cell>
          <table:table-cell table:style-name="Table1.A1" office:value-type="string">
            <text:p text:style-name="Table_20_Contents">Send changes to the master branch of your remote repository:</text:p>
          </table:table-cell>
          <table:table-cell table:style-name="Table1.A1" office:value-type="string">
            <text:p text:style-name="Table_20_Contents">git push origin master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atlassian.com/git/tutorials/inspecting-a-repository/git-status" text:style-name="Internet_20_link" text:visited-style-name="Visited_20_Internet_20_Link">Status</text:a></text:p>
          </table:table-cell>
          <table:table-cell table:style-name="Table1.A1" office:value-type="string">
            <text:p text:style-name="Table_20_Contents">List the files you've changed and those you still need to add or commit:</text:p>
          </table:table-cell>
          <table:table-cell table:style-name="Table1.A1" office:value-type="string">
            <text:p text:style-name="Table_20_Contents">git statu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atlassian.com/git/tutorials/syncing/git-remote" text:style-name="Internet_20_link" text:visited-style-name="Visited_20_Internet_20_Link">Connect to a remote repository</text:a></text:p>
          </table:table-cell>
          <table:table-cell table:style-name="Table1.A1" office:value-type="string">
            <text:p text:style-name="Table_20_Contents">If you haven't connected your local repository to a remote server, add the server to be able to push to it:</text:p>
          </table:table-cell>
          <table:table-cell table:style-name="Table1.A1" office:value-type="string">
            <text:p text:style-name="Table_20_Contents">git remote add origin &lt;server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List all currently configured remote repositories:</text:p>
          </table:table-cell>
          <table:table-cell table:style-name="Table1.A1" office:value-type="string">
            <text:p text:style-name="Table_20_Contents">git remote -v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atlassian.com/git/tutorials/using-branches" text:style-name="Internet_20_link" text:visited-style-name="Visited_20_Internet_20_Link">Branches</text:a></text:p>
          </table:table-cell>
          <table:table-cell table:style-name="Table1.A1" office:value-type="string">
            <text:p text:style-name="Table_20_Contents">Create a new branch and switch to it:</text:p>
          </table:table-cell>
          <table:table-cell table:style-name="Table1.A1" office:value-type="string">
            <text:p text:style-name="Table_20_Contents">git checkout -b &lt;branchname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Switch from one branch to another:</text:p>
          </table:table-cell>
          <table:table-cell table:style-name="Table1.A1" office:value-type="string">
            <text:p text:style-name="Table_20_Contents">git checkout &lt;branchname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List all the branches in your repo, and also tell you what branch you're currently in:</text:p>
          </table:table-cell>
          <table:table-cell table:style-name="Table1.A1" office:value-type="string">
            <text:p text:style-name="Table_20_Contents">git branch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Delete the feature branch:</text:p>
          </table:table-cell>
          <table:table-cell table:style-name="Table1.A1" office:value-type="string">
            <text:p text:style-name="Table_20_Contents">git branch -d &lt;branchname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Push the branch to your remote repository, so others can use it:</text:p>
          </table:table-cell>
          <table:table-cell table:style-name="Table1.A1" office:value-type="string">
            <text:p text:style-name="Table_20_Contents">git push origin &lt;branchname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Push all branches to your remote repository:</text:p>
          </table:table-cell>
          <table:table-cell table:style-name="Table1.A1" office:value-type="string">
            <text:p text:style-name="Table_20_Contents">git push --all origin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Delete a branch on your remote repository:</text:p>
          </table:table-cell>
          <table:table-cell table:style-name="Table1.A1" office:value-type="string">
            <text:p text:style-name="Table_20_Contents">git push origin :&lt;branchname&gt;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atlassian.com/git/tutorials/syncing/git-pull" text:style-name="Internet_20_link" text:visited-style-name="Visited_20_Internet_20_Link">Update from the remote repository</text:a></text:p>
          </table:table-cell>
          <table:table-cell table:style-name="Table1.A1" office:value-type="string">
            <text:p text:style-name="Table_20_Contents">Fetch and merge changes on the remote server to your working directory:</text:p>
          </table:table-cell>
          <table:table-cell table:style-name="Table1.A1" office:value-type="string">
            <text:p text:style-name="Table_20_Contents">git pull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To merge a different branch into your active branch:</text:p>
          </table:table-cell>
          <table:table-cell table:style-name="Table1.A1" office:value-type="string">
            <text:p text:style-name="Table_20_Contents">git merge &lt;branchname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View all the merge conflicts:View the conflicts against the base file:Preview changes, before merging:</text:p>
          </table:table-cell>
          <table:table-cell table:style-name="Table1.A1" office:value-type="string">
            <text:p text:style-name="Table_20_Contents">git diff<text:line-break/>git diff --base &lt;filename&gt;<text:line-break/>git diff &lt;sourcebranch&gt; <text:soft-page-break/>&lt;targetbranch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After you have manually resolved any conflicts, you mark the changed file:</text:p>
          </table:table-cell>
          <table:table-cell table:style-name="Table1.A1" office:value-type="string">
            <text:p text:style-name="Table_20_Contents">git add &lt;filename&gt;</text:p>
          </table:table-cell>
        </table:table-row>
        <table:table-row>
          <table:table-cell table:style-name="Table1.A1" office:value-type="string">
            <text:p text:style-name="Table_20_Contents">Tags</text:p>
          </table:table-cell>
          <table:table-cell table:style-name="Table1.A1" office:value-type="string">
            <text:p text:style-name="Table_20_Contents">You can use tagging to mark a significant changeset, such as a release:</text:p>
          </table:table-cell>
          <table:table-cell table:style-name="Table1.A1" office:value-type="string">
            <text:p text:style-name="Table_20_Contents">git tag 1.0.0 &lt;commitID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CommitId is the leading characters of the changeset ID, up to 10, but must be unique. Get the ID using:</text:p>
          </table:table-cell>
          <table:table-cell table:style-name="Table1.A1" office:value-type="string">
            <text:p text:style-name="Table_20_Contents">git log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Push all tags to remote repository:</text:p>
          </table:table-cell>
          <table:table-cell table:style-name="Table1.A1" office:value-type="string">
            <text:p text:style-name="Table_20_Contents">git push --tags origi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atlassian.com/git/tutorials/undoing-changes" text:style-name="Internet_20_link" text:visited-style-name="Visited_20_Internet_20_Link">Undo local changes</text:a></text:p>
          </table:table-cell>
          <table:table-cell table:style-name="Table1.A1" office:value-type="string">
            <text:p text:style-name="Table_20_Contents">If you mess up, you can replace the changes in your working tree with the last content in head:Changes already added to the index, as well as new files, will be kept.</text:p>
          </table:table-cell>
          <table:table-cell table:style-name="Table1.A1" office:value-type="string">
            <text:p text:style-name="Table_20_Contents">git checkout -- &lt;filename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Instead, to drop all your local changes and commits, fetch the latest history from the server and point your local master branch at it, do this:</text:p>
          </table:table-cell>
          <table:table-cell table:style-name="Table1.A1" office:value-type="string">
            <text:p text:style-name="Table_20_Contents">git fetch origin<text:line-break/>git reset --hard origin/master</text:p>
          </table:table-cell>
        </table:table-row>
        <table:table-row>
          <table:table-cell table:style-name="Table1.A1" office:value-type="string">
            <text:p text:style-name="Table_20_Contents">Search</text:p>
          </table:table-cell>
          <table:table-cell table:style-name="Table1.A1" office:value-type="string">
            <text:p text:style-name="Table_20_Contents">Search the working di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2:36:05.516696547</meta:creation-date>
    <dc:date>2019-11-08T12:38:46.094900678</dc:date>
    <meta:editing-duration>PT2M40S</meta:editing-duration>
    <meta:editing-cycles>1</meta:editing-cycles>
    <meta:generator>LibreOffice/6.0.7.3$Linux_X86_64 LibreOffice_project/00m0$Build-3</meta:generator>
    <meta:document-statistic meta:table-count="2" meta:image-count="0" meta:object-count="0" meta:page-count="5" meta:paragraph-count="207" meta:word-count="1475" meta:character-count="8727" meta:non-whitespace-character-count="7323"/>
  </office:meta>
</office:document-meta>
</file>